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start" style:justify-single-word="false"/>
      <style:text-properties style:font-name="Courier 10 Pitch"/>
    </style:style>
    <style:style style:name="P3" style:family="paragraph" style:parent-style-name="Standard">
      <style:paragraph-properties fo:break-before="page"/>
      <style:text-properties style:font-name="Courier 10 Pitch"/>
    </style:style>
    <style:style style:name="P4" style:family="paragraph" style:parent-style-name="Standard">
      <style:paragraph-properties fo:text-align="start" style:justify-single-word="false" fo:break-before="page"/>
      <style:text-properties style:font-name="Courier 10 Pitch"/>
    </style:style>
    <style:style style:name="P5" style:family="paragraph" style:parent-style-name="Standard" style:list-style-name="L1">
      <style:text-properties style:font-name="Courier 10 Pitch"/>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ON</text:p>
      <text:p text:style-name="P1">===========</text:p>
      <text:p text:style-name="P1"/>
      <text:p text:style-name="P1"><text:tab/>Implementación de algoritmos de desencriptación por fuerza <text:tab/>bruta, para textos cifrados con los algoritmos blowfish o cast5 <text:tab/>de la librería OpenSSL. </text:p>
      <text:p text:style-name="P1"/>
      <text:p text:style-name="P1"><text:tab/>La desencriptación se realiza de 3 maneras: de forma serial, a <text:tab/>travésés de hilos y memoria compartida utilizando librería <text:tab/>OpenMP, y travéses de procesos y pasos de mensajes con la <text:tab/>librería OpenMPI</text:p>
      <text:p text:style-name="P1"/>
      <text:p text:style-name="P1">PREREQUISITOS</text:p>
      <text:p text:style-name="P1">=============</text:p>
      <text:p text:style-name="P1"/>
      <text:p text:style-name="P1"><text:tab/>* openmpi-1.6.5: Open MPI lib</text:p>
      <text:p text:style-name="P1"><text:tab/>* openssl-1.0.1e: Open SSL crypto lib</text:p>
      <text:p text:style-name="P1"><text:tab/>* CUnit-2.1-2: C Unit Testing lib</text:p>
      <text:p text:style-name="P1"/>
      <text:p text:style-name="P1"><text:tab/>nota: libopenmp viene incluida por defecto en el compilador gcc</text:p>
      <text:p text:style-name="P1"/>
      <text:p text:style-name="P1">INSTALACION</text:p>
      <text:p text:style-name="P1">===========</text:p>
      <text:p text:style-name="P1"/>
      <text:p text:style-name="P1">* instalación usando make</text:p>
      <text:p text:style-name="P1"/>
      <text:p text:style-name="P1"><text:tab/>shell$ make install</text:p>
      <text:p text:style-name="P1"/>
      <text:p text:style-name="P1">* instalación manual</text:p>
      <text:p text:style-name="P1"/>
      <text:p text:style-name="P1"><text:tab/>Descomprimir todas las librerías ubicadas en el directorio libs</text:p>
      <text:p text:style-name="P1"/>
      <text:p text:style-name="P1"><text:tab/>shell$ tar -zxvf CUnit-2.1-2.tar.gz</text:p>
      <text:p text:style-name="P1"><text:tab/>shell$ tar -zxvf openmpi-1.6.5.tar.gz</text:p>
      <text:p text:style-name="P1"><text:tab/>shell$ tar -zxvf openssl-1.0.1e.tar.gz</text:p>
      <text:p text:style-name="P1"/>
      <text:p text:style-name="P1">* openmpi-1.6.5:</text:p>
      <text:p text:style-name="P1"/>
      <text:p text:style-name="P1"><text:tab/>shell$ cd libs/openmpi-1.6.5</text:p>
      <text:p text:style-name="P1"><text:tab/>shell$ ./configure </text:p>
      <text:p text:style-name="P1"><text:tab/>[...lots of output...]</text:p>
      <text:p text:style-name="P1"><text:tab/>shell$ sudo make all install</text:p>
      <text:p text:style-name="P1"/>
      <text:p text:style-name="P1">* CUnit-2.1-2:</text:p>
      <text:p text:style-name="P1"/>
      <text:p text:style-name="P1"><text:tab/>shell$ cd libs/CUnit-2.1-2</text:p>
      <text:p text:style-name="P1"><text:s text:c="3"/><text:tab/>shell$ ./configure <text:s text:c="19"/></text:p>
      <text:p text:style-name="P1"><text:s text:c="4"/><text:tab/>shell$ make</text:p>
      <text:p text:style-name="P1"><text:soft-page-break/><text:tab/>shell$ make check</text:p>
      <text:p text:style-name="P1"><text:tab/>shell$ sudo make install</text:p>
      <text:p text:style-name="P1"/>
      <text:p text:style-name="P1">* openssl-1.0.1e:</text:p>
      <text:p text:style-name="P1"><text:tab/></text:p>
      <text:p text:style-name="P1"><text:tab/>shell$ cd libs/openssl-1.0.1</text:p>
      <text:p text:style-name="P1"><text:tab/>shell$ ./config --prefix=/usr/local</text:p>
      <text:p text:style-name="P1"><text:s text:c="2"/><text:tab/>shell$ make</text:p>
      <text:p text:style-name="P1"><text:s text:c="2"/><text:tab/>shell$ make test</text:p>
      <text:p text:style-name="P1"><text:s text:c="2"/><text:tab/>shell$ sudo make install</text:p>
      <text:p text:style-name="P1"/>
      <text:p text:style-name="P1">nota: en caso de error, leer los archivos INSTALL ubicados en los directorios de las librerías, e intentar reinstalar</text:p>
      <text:p text:style-name="P1"/>
      <text:p text:style-name="P1">COMPILACION</text:p>
      <text:p text:style-name="P1">===========</text:p>
      <text:p text:style-name="P1"/>
      <text:p text:style-name="P1">* para compilar los códigos fuentes:</text:p>
      <text:p text:style-name="P1"/>
      <text:p text:style-name="P1"><text:tab/>shell$ make all</text:p>
      <text:p text:style-name="P1"/>
      <text:p text:style-name="P1">* se generan 5 ejecutables en la carpeta /bin</text:p>
      <text:p text:style-name="P1"><text:tab/></text:p>
      <text:p text:style-name="P1"><text:tab/>* serial: la implementación serial de el algoritmo de fuerza <text:tab/><text:tab/> <text:s/>bruta</text:p>
      <text:p text:style-name="P1"><text:tab/>* omp: la implementación en hilos y memoria usando OpenMP</text:p>
      <text:p text:style-name="P1"><text:tab/>* mpi: la implementación en procesos y paso de mensajes usando <text:tab/> <text:s/><text:tab/> <text:s/>OpenMPI</text:p>
      <text:p text:style-name="P1"><text:tab/></text:p>
      <text:p text:style-name="P1"><text:tab/>* encrypt: encriptador de archivos</text:p>
      <text:p text:style-name="P1"><text:tab/>* decrypt: desencriptador de archivos</text:p>
      <text:p text:style-name="P1"/>
      <text:p text:style-name="P1"><text:tab/>* unit-test: test unitarios de los componentes del algoritmo</text:p>
      <text:p text:style-name="P1"/>
      <text:p text:style-name="P1">TEST</text:p>
      <text:p text:style-name="P1">====</text:p>
      <text:p text:style-name="P1"/>
      <text:p text:style-name="P1">* para ejecutar los test:</text:p>
      <text:p text:style-name="P1"/>
      <text:p text:style-name="P1"><text:tab/>## ejecutar todos los test</text:p>
      <text:p text:style-name="P1"><text:tab/>shell$ make test</text:p>
      <text:p text:style-name="P1"/>
      <text:p text:style-name="P1"><text:tab/>## únicamente test unitarios</text:p>
      <text:p text:style-name="P1"><text:tab/>shell$ make test-unit</text:p>
      <text:p text:style-name="P1"/>
      <text:p text:style-name="P1"><text:tab/>## únicamente test de aplicación </text:p>
      <text:p text:style-name="P1"><text:tab/>shell$ make test-app <text:s/></text:p>
      <text:p text:style-name="P1"/>
      <text:p text:style-name="P1"><text:soft-page-break/><text:tab/>## únicamente test de utilidades encrypt y decrypt</text:p>
      <text:p text:style-name="P1"><text:tab/>shell$ make test-utils</text:p>
      <text:p text:style-name="P1"/>
      <text:p text:style-name="P1"><text:tab/>nota: todos los test deberían terminar en "passed".</text:p>
      <text:p text:style-name="P1"/>
      <text:p text:style-name="P1"/>
      <text:p text:style-name="P1">VARIABLES DE AMBIENTE</text:p>
      <text:p text:style-name="P1">=====================</text:p>
      <text:p text:style-name="P1"/>
      <text:p text:style-name="P1">* CANT_KEYS: </text:p>
      <text:p text:style-name="P1"><text:tab/>Cantidad de claves para utilizar en la desencriptación por <text:tab/>fuerza bruta. Por defecto, si no se configura la cantidad de <text:tab/>claves, se utilizan 10^8 claves en la desencriptación. </text:p>
      <text:p text:style-name="P1"><text:tab/></text:p>
      <text:p text:style-name="P1"><text:tab/><text:tab/>shell$ export CANT_KEYS=[ cantidad de claves ]</text:p>
      <text:p text:style-name="P1"/>
      <text:p text:style-name="P1">* OMP_NUM_THREADS: </text:p>
      <text:p text:style-name="P1"><text:tab/>Cantidad de hilos a utilizar por la implementación en OpenMP.</text:p>
      <text:p text:style-name="P1"><text:tab/>Por defecto, si no se configura la cantidad de hilos, se <text:tab/>utilizan 4 hilos</text:p>
      <text:p text:style-name="P1"><text:tab/>para la desencriptación usando OpenMP. Es adecuado configurar la <text:tab/>cantidad de hilos a utilizar igual al numero de cores físicos <text:tab/>que posee el microprocesador, si se utiliza un numero mayor, se <text:tab/>obtienen peores resultados de performance. Un numero menor no <text:tab/>aprovecha todas las capacidades del microprocesador. </text:p>
      <text:p text:style-name="P1"/>
      <text:p text:style-name="P1"><text:tab/>shell$ export OMP_NUM_THREADS=[ cantidad de hilos ]</text:p>
      <text:p text:style-name="P1"/>
      <text:p text:style-name="P1">EJECUCION</text:p>
      <text:p text:style-name="P1">=========</text:p>
      <text:p text:style-name="P1"/>
      <text:p text:style-name="P1">* encriptador</text:p>
      <text:p text:style-name="P1"><text:tab/>El programa "encrypt" encripta un archivo, con una clave y un <text:tab/>método determinado, y guarda el texto encryptado en un archivo <text:tab/>de salida. Todos los parámetros son obligatorios. Las claves <text:tab/>deben ser numéricas mayores a cero y menores a CANT_KEYS.</text:p>
      <text:p text:style-name="P1"/>
      <text:p text:style-name="P1"><text:tab/>uso: ./encrypt [INPUT FILE] [KEY CODE] [METHOD] [OUTPUT FILE]</text:p>
      <text:p text:style-name="P1"/>
      <text:p text:style-name="P1"><text:tab/>INPUT FILE: archivo para encriptar</text:p>
      <text:p text:style-name="P1"><text:tab/>KEY CODE: clave numérica de encriptación ( entre 1 y CANT_KEYS )</text:p>
      <text:p text:style-name="P1"><text:tab/>METHOD: método de cifrado ( blowfish o cast5 )</text:p>
      <text:p text:style-name="P1"><text:tab/>OUTPUT FILE: archivo de salida</text:p>
      <text:p text:style-name="P1"/>
      <text:p text:style-name="P1"><text:tab/>Retorna 0 si la encriptación tuvo éxito y se genera el archivo <text:tab/>de salida. En caso de error, retorna un valor distinto de cero, <text:tab/>y se imprime en stdout la causa del error.</text:p>
      <text:p text:style-name="P1"/>
      <text:p text:style-name="P1"><text:soft-page-break/>* desencriptador</text:p>
      <text:p text:style-name="P1"><text:tab/>El programa "decrypt" desencripta un archivo, con una clave y <text:tab/>método determinado, y guarda el texto desencriptado en un <text:tab/>archivo de salida. Todos los parámetros son <text:tab/>obligatorios. Las <text:tab/>claves deben ser numéricas mayores a cero y menores a CANT_KEYS.</text:p>
      <text:p text:style-name="P1"/>
      <text:p text:style-name="P1"><text:tab/>uso: ./decrypt [INPUT FILE] [KEY CODE] [METHOD] [OUTPUT FILE]</text:p>
      <text:p text:style-name="P1"><text:tab/></text:p>
      <text:p text:style-name="P1"><text:tab/>INPUT FILE: archivo para desencriptar</text:p>
      <text:p text:style-name="P1"><text:tab/>KEY CODE: clave numérica de desencriptación </text:p>
      <text:p text:style-name="P1"><text:s text:c="4"/><text:tab/>METHOD: método de cifrado ( blowfish o cast5 )</text:p>
      <text:p text:style-name="P1"><text:s text:c="4"/><text:tab/>OUTPUT FILE: archivo de salida</text:p>
      <text:p text:style-name="P1"/>
      <text:p text:style-name="P1"><text:tab/>Retorna 0 si la encriptación tuvo éxito y se genera el archivo <text:tab/>de <text:tab/>salida.</text:p>
      <text:p text:style-name="P1"><text:s text:c="4"/><text:tab/>En caso de error, retorna un valor distinto de cero, y se <text:tab/>imprime en stdout la causa del error.</text:p>
      <text:p text:style-name="P1"/>
      <text:p text:style-name="P1">* algoritmos de fuerza bruta</text:p>
      <text:p text:style-name="P1"><text:tab/>Los programas "serial", "omp", "mpi", intentan desencriptar un <text:tab/>archivo con todas las claves disponibles. Cada uno implementa <text:tab/>una forma diferente de dividir el trabajo a <text:tab/>realizar. </text:p>
      <text:p text:style-name="P1"/>
      <text:p text:style-name="P1"><text:tab/>uso: ./serial ENCRYPTED_FILE</text:p>
      <text:p text:style-name="P1"><text:tab/>uso: ./omp ENCRYPTED_FILE</text:p>
      <text:p text:style-name="P1"><text:tab/>uso: mpirun [ -np NUM_PROCESS ] mpi ENCRYPTED_FILE</text:p>
      <text:p text:style-name="P1"/>
      <text:p text:style-name="P1"><text:tab/>ENCRYPTED_FILE: archivo encriptado</text:p>
      <text:p text:style-name="P1"><text:tab/>NUM_PROCES: procesos utilizados por la implementación mpi</text:p>
      <text:p text:style-name="P1"/>
      <text:p text:style-name="P1"><text:tab/>Estos archivos desencriptan el primer bloque ( 8 bytes ) del <text:tab/>archivo de entrada,</text:p>
      <text:p text:style-name="P1"><text:tab/>y buscan la palabra "Frase" en los primeros 5 caracteres.</text:p>
      <text:p text:style-name="P1"/>
      <text:p text:style-name="P1"><text:tab/>La implementación serial prueba las claves una a la vez. en caso <text:tab/>de tener éxito detiene las <text:tab/>iteraciones </text:p>
      <text:p text:style-name="P1"><text:tab/>La implementación en hilos divide el trabajo entre los hilos <text:tab/>creados usando memoria <text:tab/>compartida.</text:p>
      <text:p text:style-name="P1"><text:tab/>La implementación en procesos divide el trabajo entre los <text:tab/>procesos disponibles usando paso de <text:tab/>mensajes.</text:p>
      <text:p text:style-name="P1"/>
      <text:p text:style-name="P1"><text:tab/>En caso de éxito, retornan 0, y se generan 2 archivos de salida:</text:p>
      <text:p text:style-name="P1"/>
      <text:p text:style-name="P1"><text:tab/>* report: contiene información del resultado ( clave, método de <text:tab/> <text:s/>cifrado, tiempo aproximado )</text:p>
      <text:p text:style-name="P1"><text:tab/>* key: contiene la clave que tuvo éxito en la desencriptación.</text:p>
      <text:p text:style-name="P1"/>
      <text:p text:style-name="P1"><text:tab/>De no tener éxito, retornan un valor distinto de 0</text:p>
      <text:p text:style-name="P1"><text:soft-page-break/></text:p>
      <text:p text:style-name="P1">DESARROLLO DEL PROYECTO</text:p>
      <text:p text:style-name="P1">=======================</text:p>
      <text:p text:style-name="P1"/>
      <text:p text:style-name="P1">El desarrollo del proyecto empieza analizando los requerimientos del mismo, en el cual se pedía la utilización de la librería OpenSSL para desencriptar por fuerza bruta un archivo. El mismo estaba encriptado con los method Blowfish o Cast5, con una clave de 16 bytes con una sintaxis predeterminada. La desencriptación ddebía implementarse de forma secuencial o en paralelo, usando las librerías OpenMP y OpenMPI.</text:p>
      <text:p text:style-name="P1"/>
      <text:p text:style-name="P1">El primer paso fue explorar las librerías a utilizar. Para ello, se descargaron e instalaron las librerías </text:p>
      <text:p text:style-name="P1">y se estudio su funcionamiento, y se realizaron códigos ejemplos simples para probar su funcionamiento. Estos ejemplos pueden encontrarse en el directorio examples, donde se encuentran ejemplos de uso de la libcrypto de OpenSSL, OpenMP y OpenMPI. También se estudio la forma de compilar y ejecutar estos programas. Durante esta actividad de investigación, fueron almacenándose las documentaciones consultadas. Las mismas se encuentran en el directorio doc. </text:p>
      <text:p text:style-name="P1"/>
      <text:p text:style-name="P1">Una vez comprendida las herramientas a utilizar, se definió la infraestructura a utilizar para el desarrollo del proyecto. En primera instancia, se definió la estructura del proyecto en directorios:</text:p>
      <text:p text:style-name="P1"/>
      <text:p text:style-name="P1"><text:tab/>/</text:p>
      <text:p text:style-name="P1"><text:tab/>----/bin <text:tab/><text:tab/><text:tab/>// Todos los ejecutables <text:s/></text:p>
      <text:p text:style-name="P1"><text:tab/>----/obj <text:s/><text:tab/><text:tab/>// Todos los codigos objetos</text:p>
      <text:p text:style-name="P1"><text:tab/>----/doc <text:s/><text:tab/><text:tab/>// Documentación </text:p>
      <text:p text:style-name="P1"><text:tab/>----/examples <text:s/><text:tab/>// Códigos de ejemplo</text:p>
      <text:p text:style-name="P1"><text:tab/>----/input <text:s/><text:tab/><text:tab/>// Archivos de entrada para los algoritmos</text:p>
      <text:p text:style-name="P1"><text:tab/>----/output<text:tab/><text:tab/>// Archivos de salida de los algoritmos</text:p>
      <text:p text:style-name="P1"><text:tab/>----/libs <text:s/><text:tab/><text:tab/>// Librerías utilizadas</text:p>
      <text:p text:style-name="P1"><text:tab/>----/scripts <text:s/><text:tab/><text:tab/>// Bash Scripts</text:p>
      <text:p text:style-name="P1"><text:tab/>----/include <text:s/><text:tab/><text:tab/>// Todos los archivos de cabecera</text:p>
      <text:p text:style-name="P1"><text:tab/>----/src<text:tab/><text:tab/><text:tab/>// Todos los códigos fuente</text:p>
      <text:p text:style-name="P1"/>
      <text:p text:style-name="P1">Una vez definida la estructura del proyecto, se decidió utilizar una herramienta de versionamiento de código. Se utilizo Mercurial, y se creo un repositorio local para el proyecto. Esto facilito la recuperación de archivos en caso de errores durante el desarrollo. Se puede visualizar el desarrollo total del proyecto usando:</text:p>
      <text:p text:style-name="P1"/>
      <text:p text:style-name="P2"><text:tab/>shell$ hg history</text:p>
      <text:p text:style-name="P4"/>
      <text:p text:style-name="P1">Luego de un análisis mas detallado de los requerimientos, se define una primera arquitectura del proyecto. Se identificaron actividades comunes a todas las implementaciones:</text:p>
      <text:p text:style-name="P1"/>
      <text:p text:style-name="P1"><text:tab/>* Lectura de parámetros, variables de ambiente y generación de <text:tab/><text:tab/> <text:s/>resultados</text:p>
      <text:p text:style-name="P1"><text:tab/>* Lectura/Escritura de archivos del File System.</text:p>
      <text:p text:style-name="P1"><text:tab/>* Generación de claves utilizadas en la encriptación/desencriptación</text:p>
      <text:p text:style-name="P1"><text:tab/>* Ejecución de la encriptación/desencriptación</text:p>
      <text:p text:style-name="P1"/>
      <text:p text:style-name="P1">La arquitectura se dividió en componentes, los cuales implementan las funciones que realizan las actividades comunes. La división en componentes permitió simplificar el desarrollo y evolución del software, permitiendo la reutilización de código. Los componentes definidos fueron los siguientes:</text:p>
      <text:p text:style-name="P1"/>
      <text:p text:style-name="P1"><text:tab/>* commons: provee funciones de inicialización de variables y <text:tab/><text:tab/> <text:s/>generación de resultados</text:p>
      <text:p text:style-name="P1"><text:tab/>* keygen: provee funciones para la generación de claves de 16 <text:tab/><text:tab/> <text:s/>bytes</text:p>
      <text:p text:style-name="P1"><text:tab/>* fs: provee funciones para la lectura/escritura de archivos</text:p>
      <text:p text:style-name="P1"><text:tab/>* encryptor: provee funciones para la encriptación/desencriptación <text:tab/><text:tab/> <text:s/>con blowfish y cast5</text:p>
      <text:p text:style-name="P1"/>
      <text:p text:style-name="P1">Para el desarrollo de los componentes, se decidió utilizar la técnica TDD (Test Driven Development), para garantizar el funcionamiento unitario de cada componente y mejorar la calidad final del software. Por ello, se uso la librería CUnit para la creación y ejecución de test unitarios de componentes. Cada componente fue testeado individualmente durante su desarrollo antes de realizar la integración de los mismos en una sola aplicación.</text:p>
      <text:p text:style-name="P1"/>
      <text:p text:style-name="P1">Para la compilación del código y ejecución de tests, se utilizo la herramienta make, lo cual facilita la ejecución de tareas repetitivas y de limpieza. Para ello, se genero un Makefile que se encuentra en la carpeta raíz del proyecto. </text:p>
      <text:p text:style-name="P1"/>
      <text:p text:style-name="P1">Una vez finalizado el desarrollo de los componentes requeridos, se paso a la integración de los mismos. Para ello, se desarrollaron dos utilidades: encrypt y decrypt. Estos usan los componentes desarrollados para realizar la encriptación y desencriptación de un archivo. Se desarrollo un test en un script de bash para validar si el funcionamiento era correcto. El test encripta un archivo con una clave y método determinado, para luego desencriptarlo con la misma clave, y valida si el archivo desencriptado es igual al archivo de entrada original.</text:p>
      <text:p text:style-name="P1"><text:soft-page-break/></text:p>
      <text:p text:style-name="P1">En esta instancia, se detectaron algunos problemas de funcionamiento. Por ello, se modificaron y extendieron algunos componentes. Estas utilidades luego se utilizaron para testear el funcionamiento de las aplicaciones principales.</text:p>
      <text:p text:style-name="P1"/>
      <text:p text:style-name="P1">A continuación, se desarrollo la primera implementación del algoritmo de fuerza bruta, la cual realiza la desencriptación de forma secuencial. El flujo de la implementación serial es el siguiente: </text:p>
      <text:p text:style-name="P1"><text:tab/></text:p>
      <text:p text:style-name="P1"><text:tab/><text:tab/></text:p>
      <text:p text:style-name="P1"><text:tab/><text:tab/> INICIO</text:p>
      <text:p text:style-name="P1"><text:tab/><text:tab/> ------</text:p>
      <text:p text:style-name="P1"><text:tab/><text:tab/><text:tab/>|</text:p>
      <text:p text:style-name="P1"><text:tab/>-------------------- </text:p>
      <text:p text:style-name="P1"><text:tab/>|VALIDAR PARAMETROS|</text:p>
      <text:p text:style-name="P1"><text:tab/>--------------------</text:p>
      <text:p text:style-name="P1"><text:tab/><text:tab/><text:tab/>|</text:p>
      <text:p text:style-name="P1"><text:tab/>-------------------------------------------------</text:p>
      <text:p text:style-name="P1"><text:tab/>|LEER ARCHIVO DE ENTRADA Y VARIABLES DE AMBIENTE|</text:p>
      <text:p text:style-name="P1"><text:tab/>-------------------------------------------------</text:p>
      <text:p text:style-name="P1"><text:tab/><text:tab/><text:tab/>|</text:p>
      <text:p text:style-name="P1"><text:tab/>------------------------------</text:p>
      <text:p text:style-name="P1"><text:tab/>|INICIALIZAR DESENCRIPTADORES|</text:p>
      <text:p text:style-name="P1"><text:tab/>------------------------------</text:p>
      <text:p text:style-name="P1"><text:tab/><text:tab/><text:tab/>|</text:p>
      <text:p text:style-name="P1"><text:tab/>--------------------------------</text:p>
      <text:p text:style-name="P1"><text:tab/>|DESENCRIPCION POR FUERZA BRUTA|</text:p>
      <text:p text:style-name="P1"><text:tab/>--------------------------------</text:p>
      <text:p text:style-name="P1"><text:tab/><text:tab/><text:tab/>|</text:p>
      <text:p text:style-name="P1"><text:tab/>--------------------</text:p>
      <text:p text:style-name="P1"><text:tab/>|GUARDAR RESULTADOS|</text:p>
      <text:p text:style-name="P1"><text:tab/>--------------------</text:p>
      <text:p text:style-name="P1"><text:tab/><text:tab/><text:tab/>|</text:p>
      <text:p text:style-name="P1"><text:tab/><text:tab/>---------</text:p>
      <text:p text:style-name="P1"/>
      <text:p text:style-name="P1">La desencriptación por fuerza bruta se realiza de manera iterativa, generando y probando las claves una a la vez, </text:p>
      <text:p text:style-name="P1">en caso de obtener un resultado favorable, el ciclo se detiene:</text:p>
      <text:p text:style-name="P1"/>
      <text:p text:style-name="P3"/>
      <text:p text:style-name="P1"><text:tab/>--------------------</text:p>
      <text:p text:style-name="P1"><text:s text:c="4"/><text:tab/>|FOR I IN CANT_KEYS|</text:p>
      <text:p text:style-name="P1"><text:s text:c="4"/><text:tab/>--------------------</text:p>
      <text:p text:style-name="P1"><text:s text:c="12"/><text:tab/>|</text:p>
      <text:p text:style-name="P1"><text:tab/><text:tab/><text:tab/>----------------</text:p>
      <text:p text:style-name="P1"><text:tab/><text:tab/><text:tab/>|<text:tab/><text:tab/><text:tab/>|</text:p>
      <text:p text:style-name="P1"><text:tab/><text:tab/><text:tab/>|<text:tab/>-----------------</text:p>
      <text:p text:style-name="P1"><text:tab/><text:tab/><text:tab/>|<text:tab/>|GENERAR CLAVE I|</text:p>
      <text:p text:style-name="P1"><text:tab/><text:tab/><text:tab/>|<text:tab/>-----------------</text:p>
      <text:p text:style-name="P1"><text:tab/><text:tab/><text:tab/>|<text:tab/><text:tab/><text:tab/>|</text:p>
      <text:p text:style-name="P1"><text:tab/><text:tab/><text:tab/>|<text:tab/>-------------------------</text:p>
      <text:p text:style-name="P1"><text:tab/><text:tab/><text:tab/>|<text:tab/>|DESENCRIPTAR EL MENSAJE|</text:p>
      <text:p text:style-name="P1"><text:tab/><text:tab/><text:tab/>|<text:tab/>-------------------------</text:p>
      <text:p text:style-name="P1"><text:tab/><text:tab/><text:tab/>|<text:tab/><text:tab/><text:tab/>|</text:p>
      <text:p text:style-name="P1"><text:tab/><text:tab/><text:tab/>|<text:tab/>----------------------</text:p>
      <text:p text:style-name="P1"><text:tab/><text:tab/><text:tab/>|<text:tab/>|VALIDAR EL RESULTADO|</text:p>
      <text:p text:style-name="P1"><text:tab/><text:tab/><text:tab/>|<text:tab/>----------------------</text:p>
      <text:p text:style-name="P1"><text:tab/><text:tab/><text:tab/>|<text:tab/><text:tab/><text:tab/>|</text:p>
      <text:p text:style-name="P1"><text:tab/><text:tab/><text:tab/>----------------</text:p>
      <text:p text:style-name="P1"><text:tab/><text:tab/><text:tab/>|</text:p>
      <text:p text:style-name="P1"><text:tab/><text:tab/> ---------</text:p>
      <text:p text:style-name="P1"/>
      <text:p text:style-name="P1">La implementación con OpenMP mediante hilos y memoria compartida, tiene el mismo flujo, pero se agrega una etapa </text:p>
      <text:p text:style-name="P1">en donde se configura la cantidad de hilos a utilizar en la región paralela y se calcula el trabajo a realizar por </text:p>
      <text:p text:style-name="P1">los hilos participantes. El trabajo a realizar se divide automáticamente entre los hilos, y se utiliza un </text:p>
      <text:p text:style-name="P1">parallel for para ejecutar la desencriptación por fuerza bruta:</text:p>
      <text:p text:style-name="P1"/>
      <text:p text:style-name="P1"><text:tab/><text:tab/></text:p>
      <text:p text:style-name="P1"><text:s text:c="9"/>INICIO</text:p>
      <text:p text:style-name="P1"><text:s text:c="9"/>------</text:p>
      <text:p text:style-name="P1"><text:s text:c="12"/>|</text:p>
      <text:p text:style-name="P1"><text:s text:c="4"/>--------------------</text:p>
      <text:p text:style-name="P1"><text:s text:c="4"/>|VALIDAR PARAMETROS|</text:p>
      <text:p text:style-name="P1"><text:s text:c="4"/>--------------------</text:p>
      <text:p text:style-name="P1"><text:s text:c="12"/>|</text:p>
      <text:p text:style-name="P1"><text:s text:c="4"/>-------------------------------------------------</text:p>
      <text:p text:style-name="P1"><text:s text:c="4"/>|LEER ARCHIVO DE ENTRADA Y VARIABLES DE AMBIENTE|</text:p>
      <text:p text:style-name="P1"><text:s text:c="4"/>-------------------------------------------------</text:p>
      <text:p text:style-name="P1"><text:s text:c="12"/>| <text:s text:c="3"/></text:p>
      <text:p text:style-name="P1"><text:tab/>---------------------------------------</text:p>
      <text:p text:style-name="P1"><text:s text:c="4"/>|CONFIGURAR NUMERO DE HILOS A UTILIZAR|</text:p>
      <text:p text:style-name="P1"><text:s text:c="4"/>---------------------------------------</text:p>
      <text:p text:style-name="P1"><text:s text:c="12"/>|</text:p>
      <text:p text:style-name="P3"/>
      <text:p text:style-name="P1"><text:s text:c="4"/>------------------------------</text:p>
      <text:p text:style-name="P1"><text:s text:c="4"/>|INICIALIZAR DESENCRIPTADORES|</text:p>
      <text:p text:style-name="P1"><text:s text:c="4"/>------------------------------</text:p>
      <text:p text:style-name="P1"><text:s text:c="12"/>|</text:p>
      <text:p text:style-name="P1"><text:s text:c="4"/>--------------------------------------------</text:p>
      <text:p text:style-name="P1"><text:s text:c="4"/>|DESENCRIPCION POR FUERZA BRUTA EN PARALELO|</text:p>
      <text:p text:style-name="P1"><text:s text:c="4"/>--------------------------------------------</text:p>
      <text:p text:style-name="P1"><text:s text:c="12"/>|</text:p>
      <text:p text:style-name="P1"><text:s text:c="4"/>--------------------</text:p>
      <text:p text:style-name="P1"><text:s text:c="4"/>|GUARDAR RESULTADOS|</text:p>
      <text:p text:style-name="P1"><text:s text:c="4"/>--------------------</text:p>
      <text:p text:style-name="P1"><text:s text:c="12"/>|</text:p>
      <text:p text:style-name="P1"><text:s text:c="8"/>--------- <text:s text:c="5"/></text:p>
      <text:p text:style-name="P1"/>
      <text:p text:style-name="P1">La implementación con OpenMPI mediante procesos y paso de mensajes realiza el trabajo de forma diferente. En esta, </text:p>
      <text:p text:style-name="P1">la utilidad mpirun es la encargada de crear los procesos que van a ejecutar el trabajo. Cada proceso es una copia del </text:p>
      <text:p text:style-name="P1">programa original. Cada uno selecciona una parte del trabajo a realizar y lo ejecuta de la misma manera que en la </text:p>
      <text:p text:style-name="P1">implementación secuencial. Al finalizar, el proceso que tuvo éxito es el encargado de generar los resultados. La </text:p>
      <text:p text:style-name="P1">cantidad de trabajo a realizar por cada proceso se divide de manera equitativa entre todo los procesos disponibles.</text:p>
      <text:p text:style-name="P1">El flujo del programa es el siguiente: </text:p>
      <text:p text:style-name="P1"/>
      <text:p text:style-name="P1"><text:tab/><text:tab/>--------</text:p>
      <text:p text:style-name="P1"><text:s text:c="8"/><text:tab/>|MPIRUN|</text:p>
      <text:p text:style-name="P1"><text:s text:c="8"/><text:tab/>--------</text:p>
      <text:p text:style-name="P1"><text:tab/><text:tab/><text:tab/>|<text:tab/> <text:s text:c="3"/>----------- </text:p>
      <text:p text:style-name="P1"><text:tab/><text:tab/><text:tab/>|-------|PROCESO 1|</text:p>
      <text:p text:style-name="P1"><text:tab/><text:tab/><text:tab/>|<text:tab/> <text:s text:c="3"/>-----------</text:p>
      <text:p text:style-name="P1"><text:tab/><text:tab/><text:tab/>|<text:tab/><text:tab/><text:tab/></text:p>
      <text:p text:style-name="P1"><text:tab/><text:tab/><text:tab/>|<text:tab/> <text:s text:c="3"/>----------- <text:s text:c="8"/></text:p>
      <text:p text:style-name="P1"><text:tab/><text:tab/><text:tab/>|-------|PROCESO 2|</text:p>
      <text:p text:style-name="P1"><text:tab/><text:tab/><text:tab/>|<text:tab/> <text:s text:c="3"/>-----------</text:p>
      <text:p text:style-name="P1"><text:tab/><text:tab/> <text:s text:c="3"/><text:tab/>|</text:p>
      <text:p text:style-name="P1"><text:s text:c="14"/><text:tab/>| <text:s text:c="10"/></text:p>
      <text:p text:style-name="P1"><text:tab/><text:tab/><text:tab/>|<text:tab/> <text:s text:c="3"/>----------- <text:s text:c="8"/></text:p>
      <text:p text:style-name="P1"><text:tab/><text:tab/><text:tab/>--------|PROCESO N|</text:p>
      <text:p text:style-name="P1"><text:tab/><text:tab/><text:tab/><text:tab/> <text:s text:c="3"/>-----------</text:p>
      <text:p text:style-name="P1"/>
      <text:p text:style-name="P1">Cada proceso iniciado por mpirun realiza el trabajo de la misma manera que sus procesos hermanos, seleccionando </text:p>
      <text:p text:style-name="P1">su porción de trabajo a través del id de procesos.</text:p>
      <text:p text:style-name="P1"/>
      <text:p text:style-name="P3"/>
      <text:p text:style-name="P1"><text:s text:c="8"/>-----------</text:p>
      <text:p text:style-name="P1"><text:s text:c="8"/>|PROCESO I|</text:p>
      <text:p text:style-name="P1"><text:s text:c="8"/>-----------</text:p>
      <text:p text:style-name="P1"><text:s text:c="12"/>|</text:p>
      <text:p text:style-name="P1"><text:s text:c="4"/>--------------------</text:p>
      <text:p text:style-name="P1"><text:s text:c="4"/>|VALIDAR PARAMETROS|</text:p>
      <text:p text:style-name="P1"><text:s text:c="4"/>--------------------</text:p>
      <text:p text:style-name="P1"><text:s text:c="12"/>|</text:p>
      <text:p text:style-name="P1"><text:s text:c="4"/>-------------------------------------------------</text:p>
      <text:p text:style-name="P1"><text:s text:c="4"/>|LEER ARCHIVO DE ENTRADA Y VARIABLES DE AMBIENTE|</text:p>
      <text:p text:style-name="P1"><text:s text:c="4"/>-------------------------------------------------</text:p>
      <text:p text:style-name="P1"><text:s text:c="12"/>|</text:p>
      <text:p text:style-name="P1"><text:s text:c="4"/>-----------------------------</text:p>
      <text:p text:style-name="P1"><text:s text:c="4"/>|CALCULAR TRABAJO A REALIZAR|</text:p>
      <text:p text:style-name="P1"><text:s text:c="4"/>-----------------------------</text:p>
      <text:p text:style-name="P1"><text:s text:c="12"/>|</text:p>
      <text:p text:style-name="P1"><text:s text:c="4"/>------------------------------</text:p>
      <text:p text:style-name="P1"><text:s text:c="4"/>|INICIALIZAR DESENCRIPTADORES|</text:p>
      <text:p text:style-name="P1"><text:s text:c="4"/>------------------------------</text:p>
      <text:p text:style-name="P1"><text:s text:c="12"/>|</text:p>
      <text:p text:style-name="P1"><text:s text:c="4"/>--------------------------------</text:p>
      <text:p text:style-name="P1"><text:s text:c="4"/>|DESENCRIPCION POR FUERZA BRUTA|</text:p>
      <text:p text:style-name="P1"><text:s text:c="4"/>--------------------------------</text:p>
      <text:p text:style-name="P1"><text:s text:c="12"/>|</text:p>
      <text:p text:style-name="P1"><text:s text:c="4"/>--------------------</text:p>
      <text:p text:style-name="P1"><text:s text:c="4"/>|GUARDAR RESULTADOS|</text:p>
      <text:p text:style-name="P1"><text:s text:c="4"/>--------------------</text:p>
      <text:p text:style-name="P1"><text:s text:c="12"/>|</text:p>
      <text:p text:style-name="P1"><text:s text:c="8"/>-------</text:p>
      <text:p text:style-name="P1"><text:s text:c="8"/>|FINAL|</text:p>
      <text:p text:style-name="P1"><text:s text:c="8"/>-------</text:p>
      <text:p text:style-name="P1"/>
      <text:p text:style-name="P1">TIEMPOS DE EJECUCION</text:p>
      <text:p text:style-name="P1">====================</text:p>
      <text:p text:style-name="P1"/>
      <text:p text:style-name="P1">Para comparar la performance de las diferentes implementaciones de los algoritmos de </text:p>
      <text:p text:style-name="P1">fuerza bruta, se realizo una medición del tiempo (en segundos) ocupado por cada algoritmo, variando </text:p>
      <text:p text:style-name="P1">la cantidad de claves utilizadas en la desencriptación. Los datos obtenidos se presentan </text:p>
      <text:p text:style-name="P1">en la siguiente tabla:</text:p>
      <text:p text:style-name="P1"/>
      <text:p text:style-name="P3"/>
      <text:p text:style-name="P1">-------------------------------------</text:p>
      <text:p text:style-name="P1"><text:tab/><text:tab/>Tiempos de Ejecución</text:p>
      <text:p text:style-name="P1">-------------------------------------<text:tab/><text:tab/><text:tab/></text:p>
      <text:p text:style-name="P1"><text:s/>claves<text:tab/>|serial<text:tab/>|openMP<text:tab/>|openMPI</text:p>
      <text:p text:style-name="P1">-------------------------------------</text:p>
      <text:p text:style-name="P1">1000<text:tab/><text:tab/>|0.061<text:tab/>|0.024<text:tab/>|1.072</text:p>
      <text:p text:style-name="P1">10000<text:tab/>|0.539<text:tab/>|0.198<text:tab/>|1.339</text:p>
      <text:p text:style-name="P1">100000<text:tab/>|5.321<text:tab/>|1.75<text:tab/>|3.864 </text:p>
      <text:p text:style-name="P1">1000000 <text:tab/>|53.175<text:tab/>|17.456<text:tab/>|29.167</text:p>
      <text:p text:style-name="P1"><text:tab/><text:tab/><text:tab/></text:p>
      <text:p text:style-name="P1">Queda evidente que con un numero mayor de claves, la implementación serial tiene un peor desempeño, comparado con las implementaciones en paralelo.</text:p>
      <text:p text:style-name="P1"/>
      <text:p text:style-name="P1">En la siguiente tabla, se muestra como varían los tiempos de ejecución de los algoritmos, a medida que se aumenta la cantidad de trabajadores disponibles. En el caso de la implementación serial, </text:p>
      <text:p text:style-name="P1">siempre hay un trabajador. Para OpenMP los trabajadores son los hilos que ejecutan la sección paralela del código, y para OpenMPI los <text:s/>trabajadores son los procesos utilizados para la ejecución.</text:p>
      <text:p text:style-name="P1"/>
      <text:p text:style-name="P1">-----------------------------------------------<text:tab/><text:tab/><text:tab/></text:p>
      <text:p text:style-name="P1"><text:tab/><text:tab/> <text:s/>Tiempos de Ejecución<text:tab/><text:tab/><text:tab/></text:p>
      <text:p text:style-name="P1">-----------------------------------------------</text:p>
      <text:p text:style-name="P1"><text:s/>hilos/procesos<text:tab/>|openMP<text:tab/>|serial<text:tab/>|openMPI</text:p>
      <text:p text:style-name="P1">-----------------------------------------------</text:p>
      <text:p text:style-name="P1"><text:tab/><text:tab/>1<text:tab/><text:tab/>|52.977<text:tab/>|53.175<text:tab/>|56.866</text:p>
      <text:p text:style-name="P1"><text:tab/><text:tab/>2<text:tab/><text:tab/>|26.611<text:tab/>|53.175<text:tab/>|29.194</text:p>
      <text:p text:style-name="P1"><text:tab/><text:tab/>4<text:tab/><text:tab/>|16.646<text:tab/>|53.175<text:tab/>|18.396</text:p>
      <text:p text:style-name="P1"><text:tab/><text:tab/>8<text:tab/><text:tab/>|16.501<text:tab/>|53.175<text:tab/>|19.398</text:p>
      <text:p text:style-name="P1"><text:tab/><text:tab/>16<text:tab/><text:tab/>|24.372<text:tab/>|53.175<text:tab/>|30.479</text:p>
      <text:p text:style-name="P1"/>
      <text:p text:style-name="P1">El mejor desempeño se logra utilizando una cantidad de trabajadores equivalente a la cantidad de núcleos disponibles en el microprocesador. Al utilizar una cantidad superior, los tiempos de ejecución aumentan.</text:p>
      <text:p text:style-name="P1"/>
      <text:p text:style-name="P1"/>
      <text:p text:style-name="P1"><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soft-page-break/></text:p>
      <text:p text:style-name="P1"/>
      <text:p text:style-name="P1"/>
      <text:p text:style-name="P1"><draw:frame draw:style-name="fr2" draw:name="Object2" text:anchor-type="paragraph" svg:width="6.2984in" svg:height="3.5398in" draw:z-index="1"><draw:object xlink:href="./Object 2" xlink:type="simple" xlink:show="embed" xlink:actuate="onLoad"/><draw:image xlink:href="./ObjectReplacements/Object 2" xlink:type="simple" xlink:show="embed" xlink:actuate="onLoad"/></draw:frame></text:p>
      <text:p text:style-name="P1"/>
      <text:p text:style-name="P3"/>
      <text:p text:style-name="P1">PRUEBA REAL</text:p>
      <text:p text:style-name="P1">===========</text:p>
      <text:p text:style-name="P1"/>
      <text:p text:style-name="P1">Se midió el tiempo ocupado para desencriptar uno de los archivos brindados para pruebas. Se utilizo la implementación con OpenMP y OpenMPI para probar la totalidad de las claves, utilizando 4 hilos de </text:p>
      <text:p text:style-name="P1">ejecución y 4 procesos, respectivamente. Los resultados son los siguientes:</text:p>
      <text:p text:style-name="P1"/>
      <text:p text:style-name="P1">* Desencriptación usando OpenMP</text:p>
      <text:p text:style-name="P1"><text:tab/>real <text:s text:c="3"/>26m55.728s</text:p>
      <text:p text:style-name="P1"><text:tab/>user <text:s text:c="3"/>107m41.000s</text:p>
      <text:p text:style-name="P1"><text:tab/>sys 0m0.716s</text:p>
      <text:p text:style-name="P1"/>
      <text:p text:style-name="P1">* Desencriptación usando MPI</text:p>
      <text:p text:style-name="P1"><text:tab/>real <text:s text:c="3"/>28m39.777s</text:p>
      <text:p text:style-name="P1"><text:tab/>user <text:s text:c="3"/>113m37.130s</text:p>
      <text:p text:style-name="P1"><text:tab/>sys 0m3.668s</text:p>
      <text:p text:style-name="P1"/>
      <text:p text:style-name="P1">RESULTADOS</text:p>
      <text:p text:style-name="P1">==========</text:p>
      <text:p text:style-name="P1"/>
      <text:p text:style-name="P1">* Oliver1:</text:p>
      <text:p text:style-name="P1"><text:tab/>Frase: Nunca falta alguien que sobra.</text:p>
      <text:p text:style-name="P1"><text:tab/>Método: blowfish.</text:p>
      <text:p text:style-name="P1"><text:tab/>Clave: 46712343.</text:p>
      <text:p text:style-name="P1"/>
      <text:p text:style-name="P1">* Oliver2:</text:p>
      <text:p text:style-name="P1"><text:tab/>Frase: El saber no ocupa lugar.</text:p>
      <text:p text:style-name="P1"><text:tab/>Método: cast5.</text:p>
      <text:p text:style-name="P1"><text:tab/>Clave: 49999913.</text:p>
      <text:p text:style-name="P1"/>
      <text:p text:style-name="P1">* Navarro1: </text:p>
      <text:p text:style-name="P1"><text:tab/>Frase: Quien mal anda, mal acaba.</text:p>
      <text:p text:style-name="P1"><text:tab/>Método: blowfish.</text:p>
      <text:p text:style-name="P1"><text:tab/>Clave: 99921223.</text:p>
      <text:p text:style-name="P1"/>
      <text:p text:style-name="P1">* Navarro2:</text:p>
      <text:p text:style-name="P1"><text:tab/>Frase: En el reino del revés, los gatos no dicen miau, dicen yes <text:tab/><text:tab/> <text:s/>porque estudian mucho ingles.</text:p>
      <text:p text:style-name="P1"><text:tab/>Método: cast5.</text:p>
      <text:p text:style-name="P1"><text:tab/>Clave: 42904536.</text:p>
      <text:p text:style-name="P1"/>
      <text:p text:style-name="P3">CONCLUSIONES</text:p>
      <text:p text:style-name="P1">============</text:p>
      <text:p text:style-name="P1"/>
      <text:list xml:id="list18394506901" text:style-name="L1">
        <text:list-item>
          <text:p text:style-name="P5">Organización del proyecto </text:p>
        </text:list-item>
      </text:list>
      <text:p text:style-name="P1"/>
      <text:p text:style-name="P1"><text:tab/>El analisis de los requerimientos, la investigacion de las <text:tab/>herramientas a utilizar, la definicion de una arquitectura y </text:p>
      <text:p text:style-name="P1"><text:tab/>estructura del proyecto de desarrollo ayudan en la construccion <text:tab/>del software </text:p>
      <text:p text:style-name="P1"/>
      <text:list xml:id="list1286557676" text:continue-numbering="true" text:style-name="L1">
        <text:list-item>
          <text:p text:style-name="P5">Uso de Herramientas</text:p>
          <text:p text:style-name="P5"/>
        </text:list-item>
      </text:list>
      <text:p text:style-name="P1"><text:tab/>El uso de herramientas para la automatizacion de tareas como ser</text:p>
      <text:p text:style-name="P1"><text:tab/>testing, compilacion, ejecucion y versionamiento implican un <text:tab/>costo inicial, pero facilitan la evolucion del desarrollo y <text:tab/>permiten ahorrar tiempo.</text:p>
      <text:p text:style-name="P1"><text:tab/></text:p>
      <text:list xml:id="list574366215" text:continue-numbering="true" text:style-name="L1">
        <text:list-item>
          <text:p text:style-name="P5">Uso de Librerias </text:p>
        </text:list-item>
      </text:list>
      <text:p text:style-name="P1"/>
      <text:p text:style-name="P1"><text:tab/>En comparacion con el uso de hilos a traves de pthread y <text:tab/>precesos con forks, la utilizacion de estas librerias <text:tab/>simplifican el trabajo a realizar y disminuyen la posibilidad de <text:tab/>errores, aunque se pierde un poco el control que se logra <text:tab/>utilizando las librerias pthread y fork/</text:p>
      <text:p text:style-name="P1"/>
      <text:list xml:id="list794483968" text:continue-numbering="true" text:style-name="L1">
        <text:list-item>
          <text:p text:style-name="P5">Optimización de <text:span text:style-name="T1">R</text:span><text:span text:style-name="T1">ecursos</text:span></text:p>
        </text:list-item>
      </text:list>
      <text:p text:style-name="P1"/>
      <text:p text:style-name="P1"><text:tab/>Maximizar la utilización de los recursos de hardware disponibles</text:p>
      <text:p text:style-name="P1"><text:tab/>a través de programas paralelos implica una disminución en los <text:tab/>tiempos de ejecución y un aumento en la performance de las <text:tab/>aplic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Oliver</meta:initial-creator>
    <meta:creation-date>2014-02-13T03:09:21</meta:creation-date>
    <dc:date>2014-02-13T04:41:06</dc:date>
    <dc:creator>Nicolas Oliver</dc:creator>
    <meta:editing-duration>PT1H12M24S</meta:editing-duration>
    <meta:editing-cycles>12</meta:editing-cycles>
    <meta:generator>LibreOffice/3.5$Linux_X86_64 LibreOffice_project/350m1$Build-2</meta:generator>
    <meta:document-statistic meta:table-count="0" meta:image-count="0" meta:object-count="2" meta:page-count="14" meta:paragraph-count="354" meta:word-count="2444" meta:character-count="17868" meta:non-whitespace-character-count="14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scatter" chart:style-name="ch1">
        <chart:title svg:x="4.357cm" svg:y="0.315cm" chart:style-name="ch2">
          <text:p>Tiempos de ejecucion de algoritmos</text:p>
        </chart:title>
        <chart:subtitle svg:x="5.614cm" svg:y="1.273cm" chart:style-name="ch3">
          <text:p>Serial, OpenMP, OpenMPI</text:p>
        </chart:subtitle>
        <chart:legend chart:legend-position="end" svg:x="13.358cm" svg:y="3.702cm" style:legend-expansion="high" chart:style-name="ch4"/>
        <chart:plot-area chart:style-name="ch5" chart:data-source-has-labels="both" svg:x="1.33cm" svg:y="2.314cm" svg:width="11.39cm" svg:height="5.525cm">
          <chartooo:coordinate-region svg:x="1.951cm" svg:y="2.513cm" svg:width="10.119cm" svg:height="4.679cm"/>
          <chart:axis chart:dimension="x" chart:name="primary-x" chart:style-name="ch6" chartooo:axis-type="auto">
            <chart:title svg:x="5.539cm" svg:y="8.018cm" chart:style-name="ch7">
              <text:p>Cantidad de Claves</text:p>
            </chart:title>
            <chart:categories table:cell-range-address="local-table.$A$2:.$A$5"/>
          </chart:axis>
          <chart:axis chart:dimension="y" chart:name="primary-y" chart:style-name="ch8">
            <chart:title svg:x="0.451cm" svg:y="5.676cm" chart:style-name="ch9">
              <text:p>Tiempo</text:p>
            </chart:title>
            <chart:grid chart:style-name="ch10" chart:class="major"/>
          </chart:axis>
          <chart:series chart:style-name="ch11" chart:values-cell-range-address="local-table.$C$2:.$C$5" chart:label-cell-address="local-table.$C$1" chart:class="chart:scatter">
            <chart:domain table:cell-range-address="local-table.$B$2:.$B$5"/>
            <chart:data-point chart:repeated="4"/>
          </chart:series>
          <chart:series chart:style-name="ch12" chart:values-cell-range-address="local-table.$D$2:.$D$5" chart:label-cell-address="local-table.$D$1" chart:class="chart:scatter">
            <chart:data-point chart:repeated="4"/>
          </chart:series>
          <chart:series chart:style-name="ch13" chart:values-cell-range-address="local-table.$E$2:.$E$5" chart:label-cell-address="local-table.$E$1" chart:class="chart:scatte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rial</text:p>
              </table:table-cell>
              <table:table-cell office:value-type="string">
                <text:p>openmp</text:p>
              </table:table-cell>
              <table:table-cell office:value-type="string">
                <text:p>openmpi</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61">
                <text:p>0.061</text:p>
              </table:table-cell>
              <table:table-cell office:value-type="float" office:value="0.024">
                <text:p>0.024</text:p>
              </table:table-cell>
              <table:table-cell office:value-type="float" office:value="1.072">
                <text:p>1.072</text:p>
              </table:table-cell>
            </table:table-row>
            <table:table-row>
              <table:table-cell office:value-type="string">
                <text:p>2</text:p>
              </table:table-cell>
              <table:table-cell office:value-type="float" office:value="10000">
                <text:p>10000</text:p>
              </table:table-cell>
              <table:table-cell office:value-type="float" office:value="0.539">
                <text:p>0.539</text:p>
              </table:table-cell>
              <table:table-cell office:value-type="float" office:value="0.198">
                <text:p>0.198</text:p>
              </table:table-cell>
              <table:table-cell office:value-type="float" office:value="1.339">
                <text:p>1.339</text:p>
              </table:table-cell>
            </table:table-row>
            <table:table-row>
              <table:table-cell office:value-type="string">
                <text:p>3</text:p>
              </table:table-cell>
              <table:table-cell office:value-type="float" office:value="100000">
                <text:p>100000</text:p>
              </table:table-cell>
              <table:table-cell office:value-type="float" office:value="5.321">
                <text:p>5.321</text:p>
              </table:table-cell>
              <table:table-cell office:value-type="float" office:value="1.75">
                <text:p>1.75</text:p>
              </table:table-cell>
              <table:table-cell office:value-type="float" office:value="3.864">
                <text:p>3.864</text:p>
              </table:table-cell>
            </table:table-row>
            <table:table-row>
              <table:table-cell office:value-type="string">
                <text:p>4</text:p>
              </table:table-cell>
              <table:table-cell office:value-type="float" office:value="1000000">
                <text:p>1000000</text:p>
              </table:table-cell>
              <table:table-cell office:value-type="float" office:value="53.175">
                <text:p>53.175</text:p>
              </table:table-cell>
              <table:table-cell office:value-type="float" office:value="17.456">
                <text:p>17.456</text:p>
              </table:table-cell>
              <table:table-cell office:value-type="float" office:value="29.167">
                <text:p>29.1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cm" xlink:href="." xlink:type="simple" chart:class="chart:line" chart:style-name="ch1">
        <chart:title svg:x="4.357cm" svg:y="0.315cm" chart:style-name="ch2">
          <text:p>Tiempos de ejecucion de algoritmos</text:p>
        </chart:title>
        <chart:subtitle svg:x="5.667cm" svg:y="1.273cm" chart:style-name="ch3">
          <text:p>Serial, OpenMP OpenMPI</text:p>
        </chart:subtitle>
        <chart:legend chart:legend-position="end" svg:x="13.358cm" svg:y="3.698cm" style:legend-expansion="high" chart:style-name="ch4"/>
        <chart:plot-area chart:style-name="ch5" chart:data-source-has-labels="both" svg:x="1.33cm" svg:y="2.314cm" svg:width="11.39cm" svg:height="5.516cm">
          <chartooo:coordinate-region svg:x="1.951cm" svg:y="2.513cm" svg:width="10.769cm" svg:height="5.118cm"/>
          <chart:axis chart:dimension="x" chart:name="primary-x" chart:style-name="ch6" chartooo:axis-type="text">
            <chart:title svg:x="5.804cm" svg:y="8.009cm" chart:style-name="ch7">
              <text:p>Hilos / Procesos</text:p>
            </chart:title>
            <chart:categories table:cell-range-address="local-table.$A$2:.$A$6"/>
          </chart:axis>
          <chart:axis chart:dimension="y" chart:name="primary-y" chart:style-name="ch8">
            <chart:title svg:x="0.451cm" svg:y="5.672cm" chart:style-name="ch9">
              <text:p>Tiempo</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enmp</text:p>
              </table:table-cell>
              <table:table-cell office:value-type="string">
                <text:p>serial</text:p>
              </table:table-cell>
              <table:table-cell office:value-type="string">
                <text:p>openmpi</text:p>
              </table:table-cell>
            </table:table-row>
          </table:table-header-rows>
          <table:table-rows>
            <table:table-row>
              <table:table-cell office:value-type="string">
                <text:p/>
              </table:table-cell>
              <table:table-cell office:value-type="float" office:value="52.977">
                <text:p>52.977</text:p>
              </table:table-cell>
              <table:table-cell office:value-type="float" office:value="53.175">
                <text:p>53.175</text:p>
              </table:table-cell>
              <table:table-cell office:value-type="float" office:value="56.866">
                <text:p>56.866</text:p>
              </table:table-cell>
            </table:table-row>
            <table:table-row>
              <table:table-cell office:value-type="string">
                <text:p/>
              </table:table-cell>
              <table:table-cell office:value-type="float" office:value="26.611">
                <text:p>26.611</text:p>
              </table:table-cell>
              <table:table-cell office:value-type="float" office:value="53.175">
                <text:p>53.175</text:p>
              </table:table-cell>
              <table:table-cell office:value-type="float" office:value="29.194">
                <text:p>29.194</text:p>
              </table:table-cell>
            </table:table-row>
            <table:table-row>
              <table:table-cell office:value-type="string">
                <text:p/>
              </table:table-cell>
              <table:table-cell office:value-type="float" office:value="16.646">
                <text:p>16.646</text:p>
              </table:table-cell>
              <table:table-cell office:value-type="float" office:value="53.175">
                <text:p>53.175</text:p>
              </table:table-cell>
              <table:table-cell office:value-type="float" office:value="18.396">
                <text:p>18.396</text:p>
              </table:table-cell>
            </table:table-row>
            <table:table-row>
              <table:table-cell office:value-type="string">
                <text:p/>
              </table:table-cell>
              <table:table-cell office:value-type="float" office:value="16.501">
                <text:p>16.501</text:p>
              </table:table-cell>
              <table:table-cell office:value-type="float" office:value="53.175">
                <text:p>53.175</text:p>
              </table:table-cell>
              <table:table-cell office:value-type="float" office:value="19.398">
                <text:p>19.398</text:p>
              </table:table-cell>
            </table:table-row>
            <table:table-row>
              <table:table-cell office:value-type="string">
                <text:p/>
              </table:table-cell>
              <table:table-cell office:value-type="float" office:value="24.372">
                <text:p>24.372</text:p>
              </table:table-cell>
              <table:table-cell office:value-type="float" office:value="53.175">
                <text:p>53.175</text:p>
              </table:table-cell>
              <table:table-cell office:value-type="float" office:value="30.479">
                <text:p>30.47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